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ellipse draw:style-name="gr1" draw:text-style-name="P1" draw:id="id1" draw:layer="layout" svg:width="5.5cm" svg:height="5cm" svg:x="8cm" svg:y="10.5cm">
          <text:p/>
        </draw:ellipse>
        <draw:custom-shape draw:style-name="gr2" draw:text-style-name="P1" draw:id="id2" draw:layer="layout" svg:width="2.5cm" svg:height="2.5cm" svg:x="3cm" svg:y="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5.832cm" svg:height="0.963cm" svg:x="6cm" svg:y="3.5cm">
          <draw:text-box>
            <text:p>ADMINISTRADOR</text:p>
          </draw:text-box>
        </draw:frame>
        <draw:custom-shape draw:style-name="gr2" draw:text-style-name="P1" draw:id="id3" draw:layer="layout" svg:width="2.5cm" svg:height="2.5cm" svg:x="17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2.686cm" svg:height="0.963cm" svg:x="16.814cm" svg:y="20.037cm">
          <draw:text-box>
            <text:p>TUTOR</text:p>
          </draw:text-box>
        </draw:frame>
        <draw:custom-shape draw:style-name="gr2" draw:text-style-name="P1" draw:id="id4" draw:layer="layout" svg:width="2cm" svg:height="2cm" svg:x="2cm" svg:y="2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3.186cm" svg:height="0.963cm" svg:x="1.314cm" svg:y="22.537cm">
          <draw:text-box>
            <text:p>DOCENT</text:p>
          </draw:text-box>
        </draw:frame>
        <draw:line draw:style-name="gr4" draw:text-style-name="P1" draw:layer="layout" svg:x1="5.5cm" svg:y1="5cm" svg:x2="9.5cm" svg:y2="11cm">
          <text:p/>
        </draw:line>
        <draw:frame draw:style-name="gr3" draw:text-style-name="P2" draw:layer="layout" svg:width="7.889cm" svg:height="3.779cm" svg:x="7.369cm" svg:y="5.5cm">
          <draw:text-box>
            <text:p><text:span text:style-name="T1">INFORMACIÓ ACADÈMICA</text:span></text:p>
            <text:p><text:span text:style-name="T1">DOCENTS</text:span></text:p>
            <text:p><text:span text:style-name="T1">CURSOS/GRUPS/SUBGRUPS</text:span></text:p>
            <text:p><text:span text:style-name="T1">TUTORIES</text:span></text:p>
            <text:p><text:span text:style-name="T1"/></text:p>
            <text:p><text:span text:style-name="T1"/></text:p>
          </draw:text-box>
        </draw:frame>
        <draw:connector draw:style-name="gr4" draw:text-style-name="P1" draw:layer="layout" draw:type="curve" svg:x1="8cm" svg:y1="13cm" svg:x2="3.365cm" svg:y2="5.133cm" draw:start-shape="id1" draw:start-glue-point="3" draw:end-shape="id2" draw:end-glue-point="7" svg:d="m8000 13000c-8251 0-5934-7867-4635-7867">
          <text:p/>
        </draw:connector>
        <draw:frame draw:style-name="gr3" draw:layer="layout" svg:width="4.553cm" svg:height="3.099cm" svg:x="2cm" svg:y="7.5cm">
          <draw:text-box>
            <text:p>Llistat docents</text:p>
            <text:p>cursos/grups/</text:p>
            <text:p>Subgrups</text:p>
            <text:p>Llistat tutors</text:p>
          </draw:text-box>
        </draw:frame>
        <draw:connector draw:style-name="gr4" draw:text-style-name="P1" draw:layer="layout" draw:type="curve" svg:x1="19.133cm" svg:y1="17.865cm" svg:x2="10.75cm" svg:y2="10.5cm" draw:start-shape="id3" draw:start-glue-point="11" draw:end-shape="id1" draw:end-glue-point="0" svg:d="m19133 17865c0-11799-8383-8116-8383-7365">
          <text:p/>
        </draw:connector>
        <draw:line draw:style-name="gr4" draw:text-style-name="P1" draw:layer="layout" svg:x1="3cm" svg:y1="20.5cm" svg:x2="8.5cm" svg:y2="14cm">
          <text:p/>
        </draw:line>
        <draw:connector draw:style-name="gr4" draw:text-style-name="P1" draw:layer="layout" draw:type="curve" svg:x1="10.75cm" svg:y1="15.5cm" svg:x2="4cm" svg:y2="21.499cm" draw:start-shape="id1" draw:start-glue-point="2" draw:end-shape="id4" draw:end-glue-point="10" svg:d="m10750 15500c0 4000-2250 5999-6750 5999">
          <text:p/>
        </draw:connector>
        <draw:line draw:style-name="gr4" draw:text-style-name="P1" draw:layer="layout" svg:x1="13cm" svg:y1="14cm" svg:x2="17cm" svg:y2="18.5cm">
          <text:p/>
        </draw:line>
        <draw:frame draw:style-name="gr5" draw:layer="layout" svg:width="6cm" svg:height="4.523cm" svg:x="13.5cm" svg:y="10cm">
          <draw:text-box>
            <text:p>ALUMNES</text:p>
            <text:p>FALTES</text:p>
            <text:p>RETARDS</text:p>
            <text:p>COMENTARI</text:p>
            <text:p>JUSTIFICACIONS</text:p>
            <text:p/>
          </draw:text-box>
        </draw:frame>
        <draw:frame draw:style-name="gr6" draw:layer="layout" svg:width="4.765cm" svg:height="2.387cm" svg:x="11.5cm" svg:y="17.5cm">
          <draw:text-box>
            <text:p>Llistat Alumnes</text:p>
            <text:p>Llistat Cursos</text:p>
            <text:p>Llistat faltes</text:p>
          </draw:text-box>
        </draw:frame>
        <draw:frame draw:style-name="gr3" draw:layer="layout" svg:width="4.765cm" svg:height="0.963cm" svg:x="6.735cm" svg:y="21.037cm">
          <draw:text-box>
            <text:p>Llistat Alumnes</text:p>
          </draw:text-box>
        </draw:frame>
        <draw:frame draw:style-name="gr7" draw:layer="layout" svg:width="2.826cm" svg:height="0.963cm" svg:x="2.5cm" svg:y="16.5cm">
          <draw:text-box>
            <text:p>FAL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11-07T12:05:04.89</meta:creation-date>
    <dc:date>2012-11-08T09:32:22.95</dc:date>
    <meta:editing-duration>PT00H30M25S</meta:editing-duration>
    <meta:editing-cycles>4</meta:editing-cycles>
    <meta:generator>OpenOffice.org/3.1$Win32 OpenOffice.org_project/310m11$Build-9399</meta:generator>
    <meta:document-statistic meta:object-count="19"/>
  </office:meta>
</office:document-meta>
</file>